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14.709cm" svg:y="1.4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5.884cm" svg:y1="5.735cm" svg:x2="15.884cm" svg:y2="3.443cm">
          <text:p/>
        </draw:line>
        <draw:frame draw:style-name="gr5" draw:text-style-name="P6" draw:layer="layout" svg:width="1.975cm" svg:height="1.039cm" svg:x="15.764cm" svg:y="3.366cm">
          <draw:text-box>
            <text:p><text:span text:style-name="T5">enp0s3:</text:span></text:p>
            <text:p><text:span text:style-name="T5">10.1.1.20</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185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2.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1" draw:layer="layout" svg:width="5.281cm" svg:height="2.266cm" svg:x="8.53cm" svg:y="12.6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29:18.253426592</dc:date>
    <meta:editing-duration>PT1H46M47S</meta:editing-duration>
    <meta:editing-cycles>19</meta:editing-cycles>
    <meta:generator>LibreOffice/6.4.7.2$Linux_X86_64 LibreOffice_project/40$Build-2</meta:generator>
    <meta:document-statistic meta:object-count="14"/>
  </office:meta>
</office:document-meta>
</file>